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1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list-style-name="LFO1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list-style-name="LFO1" style:family="paragraph"/>
    <style:style style:name="P31" style:parent-style-name="Normal" style:list-style-name="LFO1" style:family="paragraph"/>
    <style:style style:name="P32" style:parent-style-name="Normal" style:list-style-name="LFO1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list-style-name="LFO1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Normal" style:list-style-name="LFO1" style:family="paragraph"/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P43" style:parent-style-name="Normal" style:list-style-name="LFO2" style:family="paragraph"/>
    <style:style style:name="P44" style:parent-style-name="Normal" style:list-style-name="LFO2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list-style-name="LFO2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list-style-name="LFO2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Normal" style:list-style-name="LFO2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Normal" style:list-style-name="LFO2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Normal" style:list-style-name="LFO2" style:family="paragraph"/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3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Normal" style:list-style-name="LFO3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Normal" style:list-style-name="LFO3" style:family="paragraph"/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" style:list-style-name="LFO3" style:family="paragraph"/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Normal" style:list-style-name="LFO3" style:family="paragraph"/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Normal" style:list-style-name="LFO3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4" style:family="paragraph"/>
    <style:style style:name="P74" style:parent-style-name="Normal" style:list-style-name="LFO4" style:family="paragraph"/>
    <style:style style:name="P75" style:parent-style-name="Normal" style:list-style-name="LFO4" style:family="paragraph"/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askManager</text:p>
      <text:p text:style-name="P2">Descripción del Proyecto</text:p>
      <text:p text:style-name="Normal">El cliente necesita una aplicación web que permita gestionar tareas de manera eficiente. Los usuarios deben poder crear, actualizar, eliminar y marcar tareas como completadas. La aplicación debe ser segura, intuitiva y permitir una buena experiencia de usuario en dispositivos móviles y escritorio.</text:p>
      <text:p text:style-name="P3">Requisitos Funcionales</text:p>
      <text:list text:style-name="LFO1" text:continue-numbering="true">
        <text:list-item>
          <text:p text:style-name="P4"><text:span text:style-name="T5">Página de Inicio</text:span>:</text:p>
          <text:list text:continue-numbering="true">
            <text:list-item>
              <text:p text:style-name="P6">Mostrar una lista de todas las tareas actuales, con un estado (pendiente, en progreso, completada).</text:p>
            </text:list-item>
            <text:list-item>
              <text:p text:style-name="P7">Mostrar el nombre y la fecha de creación de la tarea.</text:p>
            </text:list-item>
            <text:list-item>
              <text:p text:style-name="P8">Opción de filtrar por tareas completadas o pendientes.</text:p>
            </text:list-item>
          </text:list>
        </text:list-item>
        <text:list-item>
          <text:p text:style-name="P9"><text:span text:style-name="T10">Autenticación de Usuarios</text:span>:</text:p>
          <text:list text:continue-numbering="true">
            <text:list-item>
              <text:p text:style-name="P11">Los usuarios deben registrarse e iniciar sesión (función de autenticación).</text:p>
            </text:list-item>
            <text:list-item>
              <text:p text:style-name="P12">Los usuarios deben poder restablecer su contraseña si la olvidan.</text:p>
            </text:list-item>
          </text:list>
        </text:list-item>
        <text:list-item>
          <text:p text:style-name="P13"><text:span text:style-name="T14">Gestión de Tareas</text:span>:</text:p>
          <text:list text:continue-numbering="true">
            <text:list-item>
              <text:p text:style-name="P15">Los usuarios pueden<text:s/><text:span text:style-name="T16">crear</text:span><text:s/>nuevas tareas. Cada tarea debe tener:</text:p>
              <text:list text:continue-numbering="true">
                <text:list-item>
                  <text:p text:style-name="P17">Un título (obligatorio).</text:p>
                </text:list-item>
                <text:list-item>
                  <text:p text:style-name="P18">Una descripción (opcional).</text:p>
                </text:list-item>
                <text:list-item>
                  <text:p text:style-name="P19">Una fecha de vencimiento (opcional).</text:p>
                </text:list-item>
              </text:list>
            </text:list-item>
            <text:list-item>
              <text:p text:style-name="P20">Los usuarios pueden<text:s/><text:span text:style-name="T21">editar</text:span><text:s/>tareas existentes.</text:p>
            </text:list-item>
            <text:list-item>
              <text:p text:style-name="P22">Los usuarios pueden<text:s/><text:span text:style-name="T23">eliminar</text:span><text:s/>tareas.</text:p>
            </text:list-item>
            <text:list-item>
              <text:p text:style-name="P24">Los usuarios pueden<text:s/><text:span text:style-name="T25">marcar</text:span><text:s/>tareas como completadas.</text:p>
            </text:list-item>
            <text:list-item>
              <text:p text:style-name="P26">Los usuarios pueden<text:s/><text:span text:style-name="T27">reordenar</text:span><text:s/>tareas según la prioridad o fecha de vencimiento.</text:p>
            </text:list-item>
          </text:list>
        </text:list-item>
        <text:list-item>
          <text:p text:style-name="P28"><text:span text:style-name="T29">Visualización de Tareas</text:span>:</text:p>
          <text:list text:continue-numbering="true">
            <text:list-item>
              <text:p text:style-name="P30">Las tareas deben estar organizadas en categorías como "Pendiente", "En progreso", "Completada".</text:p>
            </text:list-item>
            <text:list-item>
              <text:p text:style-name="P31">Las tareas completadas deben tener un estilo diferente para indicar su estado.</text:p>
            </text:list-item>
          </text:list>
        </text:list-item>
        <text:list-item>
          <text:p text:style-name="P32"><text:span text:style-name="T33">Base de Datos</text:span>:</text:p>
          <text:list text:continue-numbering="true">
            <text:list-item>
              <text:p text:style-name="P34">Se debe usar<text:s/><text:span text:style-name="T35">SQL Server</text:span><text:s/>para almacenar las tareas y los datos de los usuarios.</text:p>
            </text:list-item>
            <text:list-item>
              <text:p text:style-name="P36">Las tablas deben incluir: Users, Tasks (con información sobre el título, descripción, fecha de vencimiento, estado, etc.).</text:p>
            </text:list-item>
          </text:list>
        </text:list-item>
      </text:list>
      <text:p text:style-name="P37">Requisitos No Funcionales</text:p>
      <text:list text:style-name="LFO2" text:continue-numbering="true">
        <text:list-item>
          <text:p text:style-name="P38"><text:span text:style-name="T39">Seguridad</text:span>:</text:p>
          <text:list text:continue-numbering="true">
            <text:list-item>
              <text:p text:style-name="P40">Implementar autenticación y autorización usando<text:s/><text:span text:style-name="T41">ASP.NET Identity</text:span>.</text:p>
            </text:list-item>
            <text:list-item>
              <text:p text:style-name="P42">Las contraseñas deben estar cifradas.</text:p>
            </text:list-item>
            <text:list-item>
              <text:p text:style-name="P43">Las sesiones de los usuarios deben ser seguras.</text:p>
            </text:list-item>
          </text:list>
        </text:list-item>
        <text:list-item>
          <text:p text:style-name="P44"><text:span text:style-name="T45">Diseño y Responsividad</text:span>:</text:p>
          <text:list text:continue-numbering="true">
            <text:list-item>
              <text:p text:style-name="P46">Utilizar<text:s/><text:span text:style-name="T47">Bootstrap</text:span><text:s/>o<text:s/><text:span text:style-name="T48">TailwindCSS</text:span><text:s/>para hacer la interfaz atractiva y responsiva en dispositivos móviles.</text:p>
            </text:list-item>
          </text:list>
        </text:list-item>
        <text:list-item>
          <text:p text:style-name="P49"><text:span text:style-name="T50">Interactividad</text:span>:</text:p>
          <text:list text:continue-numbering="true">
            <text:list-item>
              <text:p text:style-name="P51">Usar<text:s/><text:span text:style-name="T52">AJAX</text:span><text:s/>para actualizar tareas sin recargar la página.</text:p>
            </text:list-item>
            <text:list-item>
              <text:p text:style-name="P53">Usar<text:s/><text:span text:style-name="T54">jQuery</text:span><text:s/>para mejorar la experiencia de usuario con interacciones dinámicas.</text:p>
            </text:list-item>
          </text:list>
        </text:list-item>
        <text:list-item>
          <text:p text:style-name="P55"><text:span text:style-name="T56">Escalabilidad</text:span>:</text:p>
          <text:list text:continue-numbering="true">
            <text:list-item>
              <text:p text:style-name="P57">La aplicación debe ser escalable para futuros desarrollos, como agregar notificaciones o integración con calendarios.</text:p>
            </text:list-item>
          </text:list>
        </text:list-item>
      </text:list>
      <text:p text:style-name="P58">Tecnologías Requeridas</text:p>
      <text:list text:style-name="LFO3" text:continue-numbering="true">
        <text:list-item>
          <text:p text:style-name="P59"><text:span text:style-name="T60">ASP.NET Core MVC</text:span></text:p>
        </text:list-item>
        <text:list-item>
          <text:p text:style-name="P61"><text:span text:style-name="T62">SQL Server</text:span><text:s/>(o base de datos similar)</text:p>
        </text:list-item>
        <text:list-item>
          <text:p text:style-name="P63"><text:span text:style-name="T64">Entity Framework Core</text:span></text:p>
        </text:list-item>
        <text:list-item>
          <text:p text:style-name="P65"><text:span text:style-name="T66">Bootstrap</text:span><text:s/>o<text:s/><text:span text:style-name="T67">TailwindCSS</text:span><text:s/>para el diseño.</text:p>
        </text:list-item>
        <text:list-item>
          <text:p text:style-name="P68"><text:span text:style-name="T69">jQuery</text:span><text:s/>para funcionalidades interactivas.</text:p>
        </text:list-item>
        <text:list-item>
          <text:p text:style-name="P70"><text:span text:style-name="T71">AJAX</text:span><text:s/>para la actualización de tareas sin recargar la página.</text:p>
        </text:list-item>
      </text:list>
      <text:p text:style-name="P72">Entregables:</text:p>
      <text:list text:style-name="LFO4" text:continue-numbering="true">
        <text:list-item>
          <text:p text:style-name="P73">El código fuente de la aplicación.</text:p>
        </text:list-item>
        <text:list-item>
          <text:p text:style-name="P74">La base de datos de tareas con datos de ejemplo.</text:p>
        </text:list-item>
        <text:list-item>
          <text:p text:style-name="P75">Un archivo de documentación detallando cómo ejecutar la aplicación, el esquema de la base de datos y cómo probar las funcionalidades.</text:p>
        </text:list-item>
      </text:list>
      <text:p text:style-name="Normal">Este proyecto te permitirá practicar<text:s/><text:span text:style-name="T76">MVC</text:span>,<text:s/><text:span text:style-name="T77">Entity Framework</text:span>,<text:s/><text:span text:style-name="T78">Autenticación de Usuarios</text:span>, y otras buenas prácticas de desarrollo web, como la separación de responsabilidades, validación de formularios y manejo de datos en la base de dato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scar Steven Vasquez Rivas</meta:initial-creator>
    <dc:creator>Oscar Steven Vasquez Rivas</dc:creator>
    <meta:creation-date>2025-02-04T02:27:00Z</meta:creation-date>
    <dc:date>2025-02-04T02:27:00Z</dc:date>
    <meta:template xlink:href="Normal" xlink:type="simple"/>
    <meta:editing-cycles>1</meta:editing-cycles>
    <meta:editing-duration>PT0S</meta:editing-duration>
    <meta:document-statistic meta:page-count="2" meta:paragraph-count="5" meta:word-count="442" meta:character-count="2869" meta:row-count="20" meta:non-whitespace-character-count="2432"/>
  </office:meta>
</office:document-meta>
</file>